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Consolas, 'Courier New', monospace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variant="normal" fo:text-transform="none" fo:color="#333333" style:font-name="Menlo" fo:font-size="9.10000038146973pt" fo:letter-spacing="normal" fo:font-style="normal" fo:font-weight="normal"/>
    </style:style>
    <style:style style:name="P2" style:family="paragraph" style:parent-style-name="Preformatted_20_Text">
      <style:paragraph-properties fo:margin-top="0cm" fo:margin-bottom="0.247cm" style:line-height-at-least="0.494cm" fo:padding="0.222cm" fo:border="0.002cm solid #000000"/>
      <style:text-properties fo:font-variant="normal" fo:text-transform="none" fo:color="#333333" fo:letter-spacing="normal"/>
    </style:style>
    <style:style style:name="P3" style:family="paragraph" style:parent-style-name="Preformatted_20_Text">
      <style:paragraph-properties fo:margin-top="0cm" fo:margin-bottom="0.247cm" style:line-height-at-least="0.494cm" fo:padding="0.222cm" fo:border="0.002cm solid #000000"/>
      <style:text-properties fo:font-variant="normal" fo:text-transform="none" fo:color="#333333" style:font-name="Menlo" fo:font-size="9.10000038146973pt" fo:letter-spacing="normal" fo:font-style="normal" fo:font-weight="normal"/>
    </style:style>
    <style:style style:name="P4" style:family="paragraph" style:parent-style-name="Standard">
      <style:paragraph-properties fo:text-align="justify" style:justify-single-word="false"/>
    </style:style>
    <style:style style:name="T1" style:family="text">
      <style:text-properties style:font-name="Menlo" fo:font-size="9.10000038146973pt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oteur est une classe abstraite</text:p>
      <text:p text:style-name="P4"><text:a xlink:type="simple" xlink:href="http://openclassrooms.com/forum/sujet/aide-tp-garage" text:style-name="Internet_20_link" text:visited-style-name="Visited_20_Internet_20_Link">http://openclassrooms.com/forum/sujet/aide-tp-garage</text:a></text:p>
      <text:p text:style-name="P4"/>
      <text:p text:style-name="P4">aide de <text:a xlink:type="simple" xlink:href="mailto:m@teo21" text:style-name="Internet_20_link" text:visited-style-name="Visited_20_Internet_20_Link">m@teo21</text:a> :</text:p>
      <text:p text:style-name="P4"/>
      <text:p text:style-name="P1">public class Main {</text:p>
      <text:p text:style-name="P2"><text:s text:c="4"/><text:span text:style-name="T1">public static void main(String[] args) {</text:span></text:p>
      <text:p text:style-name="P2"><text:s text:c="9"/><text:span text:style-name="T1">Garage garage = new Garage(); <text:s text:c="2"/></text:span></text:p>
      <text:p text:style-name="P2"><text:s text:c="9"/><text:span text:style-name="T1">System.out.println(garage);</text:span></text:p>
      <text:p text:style-name="P2"><text:s text:c="9"/></text:p>
      <text:p text:style-name="P2"><text:s text:c="9"/><text:span text:style-name="T1">Vehicule lag1 = new Lagouna();</text:span></text:p>
      <text:p text:style-name="P2"><text:s text:c="9"/><text:span text:style-name="T1">lag1.setMoteur(new MoteurEssence("150 Chevaux", 10256d));</text:span></text:p>
      <text:p text:style-name="P2"><text:s text:c="9"/><text:span text:style-name="T1">lag1.addOption(new GPS());</text:span></text:p>
      <text:p text:style-name="P2"><text:s text:c="9"/><text:span text:style-name="T1">lag1.addOption(new SiegeChauffant());</text:span></text:p>
      <text:p text:style-name="P2"><text:s text:c="9"/><text:span text:style-name="T1">lag1.addOption(new VitreElectrique());</text:span></text:p>
      <text:p text:style-name="P2"><text:s text:c="9"/><text:span text:style-name="T1">garage.addVoiture(lag1);</text:span></text:p>
      <text:p text:style-name="P2"><text:s text:c="17"/></text:p>
      <text:p text:style-name="P2"><text:s text:c="9"/><text:span text:style-name="T1">Vehicule A300B_2 = new A300B();</text:span></text:p>
      <text:p text:style-name="P2"><text:s text:c="9"/><text:span text:style-name="T1">A300B_2.setMoteur(new MoteurElectrique("1500 W", 1234d));</text:span></text:p>
      <text:p text:style-name="P2"><text:s text:c="9"/><text:span text:style-name="T1">A300B_2.addOption(new Climatisation());</text:span></text:p>
      <text:p text:style-name="P2"><text:s text:c="9"/><text:span text:style-name="T1">A300B_2.addOption(new BarreDeToit());</text:span></text:p>
      <text:p text:style-name="P2"><text:s text:c="9"/><text:span text:style-name="T1">A300B_2.addOption(new SiegeChauffant());</text:span></text:p>
      <text:p text:style-name="P2"><text:s text:c="9"/><text:span text:style-name="T1">garage.addVoiture(A300B_2);</text:span></text:p>
      <text:p text:style-name="P2"><text:s text:c="9"/></text:p>
      <text:p text:style-name="P2"><text:s text:c="9"/><text:span text:style-name="T1">Vehicule d4_1 = new D4();</text:span></text:p>
      <text:p text:style-name="P2"><text:s text:c="9"/><text:span text:style-name="T1">d4_1.setMoteur(new MoteurDiesel("200 Hdi", 25684.80d));</text:span></text:p>
      <text:p text:style-name="P2"><text:s text:c="9"/><text:span text:style-name="T1">d4_1.addOption(new BarreDeToit());</text:span></text:p>
      <text:p text:style-name="P2"><text:s text:c="9"/><text:span text:style-name="T1">d4_1.addOption(new Climatisation());</text:span></text:p>
      <text:p text:style-name="P2"><text:s text:c="9"/><text:span text:style-name="T1">d4_1.addOption(new GPS());</text:span></text:p>
      <text:p text:style-name="P2"><text:s text:c="9"/><text:span text:style-name="T1">garage.addVoiture(d4_1); <text:s text:c="7"/></text:span></text:p>
      <text:p text:style-name="P2"><text:s text:c="9"/></text:p>
      <text:p text:style-name="P2"><text:s text:c="9"/><text:span text:style-name="T1">Vehicule lag2 = new Lagouna();</text:span></text:p>
      <text:p text:style-name="P2"><text:s text:c="9"/><text:span text:style-name="T1">lag2.setMoteur(new MoteurDiesel("500 Hdi", 456987d));</text:span></text:p>
      <text:p text:style-name="P2"><text:s text:c="9"/><text:span text:style-name="T1">garage.addVoiture(lag2);</text:span></text:p>
      <text:p text:style-name="P2"><text:s text:c="9"/></text:p>
      <text:p text:style-name="P2"><text:s text:c="9"/><text:span text:style-name="T1">Vehicule A300B_1 = new A300B();</text:span></text:p>
      <text:p text:style-name="P2"><text:soft-page-break/><text:s text:c="9"/><text:span text:style-name="T1">A300B_1.setMoteur(new MoteurHybride("ESSENCE/Electrique", 12345.95d));</text:span></text:p>
      <text:p text:style-name="P2"><text:s text:c="9"/><text:span text:style-name="T1">A300B_1.addOption(new VitreElectrique());</text:span></text:p>
      <text:p text:style-name="P2"><text:s text:c="9"/><text:span text:style-name="T1">A300B_1.addOption(new BarreDeToit());</text:span></text:p>
      <text:p text:style-name="P2"><text:s text:c="9"/><text:span text:style-name="T1">garage.addVoiture(A300B_1);</text:span></text:p>
      <text:p text:style-name="P2"><text:s text:c="9"/></text:p>
      <text:p text:style-name="P2"><text:s text:c="9"/><text:span text:style-name="T1">Vehicule d4_2 = new D4();</text:span></text:p>
      <text:p text:style-name="P2"><text:s text:c="9"/><text:span text:style-name="T1">d4_2.setMoteur(new MoteurElectrique("100 KW", 1224d));</text:span></text:p>
      <text:p text:style-name="P2"><text:s text:c="9"/><text:span text:style-name="T1">d4_2.addOption(new SiegeChauffant());</text:span></text:p>
      <text:p text:style-name="P2"><text:s text:c="9"/><text:span text:style-name="T1">d4_2.addOption(new BarreDeToit());</text:span></text:p>
      <text:p text:style-name="P2"><text:s text:c="9"/><text:span text:style-name="T1">d4_2.addOption(new Climatisation());</text:span></text:p>
      <text:p text:style-name="P2"><text:s text:c="9"/><text:span text:style-name="T1">d4_2.addOption(new GPS());</text:span></text:p>
      <text:p text:style-name="P2"><text:s text:c="9"/><text:span text:style-name="T1">d4_2.addOption(new VitreElectrique());</text:span></text:p>
      <text:p text:style-name="P2"><text:s text:c="9"/><text:span text:style-name="T1">garage.addVoiture(d4_2); <text:s text:c="23"/></text:span></text:p>
      <text:p text:style-name="P2"><text:s text:c="4"/><text:span text:style-name="T1">}</text:span></text:p>
      <text:p text:style-name="P3">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Consolas, 'Courier New', monospace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4-11-30T04:04:07</meta:creation-date>
    <meta:generator>OpenOffice/4.1.1$Unix OpenOffice.org_project/411m6$Build-9775</meta:generator>
    <dc:date>2014-11-30T04:07:36</dc:date>
    <dc:creator>yjfjyf jjku</dc:creator>
    <meta:editing-duration>PT3M30S</meta:editing-duration>
    <meta:editing-cycles>3</meta:editing-cycles>
    <meta:document-statistic meta:table-count="0" meta:image-count="0" meta:object-count="0" meta:page-count="2" meta:paragraph-count="49" meta:word-count="119" meta:character-count="1876"/>
  </office:meta>
</office:document-meta>
</file>